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4-2014</text:p>
      <text:p text:style-name="P44"><text:span text:style-name="T5">Maturín, </text:span><text:span text:style-name="Fuente_20_de_20_párrafo_20_predeter."><text:span text:style-name="T3">2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gost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0-2014</text:span><text:span text:style-name="T14"> </text:span><text:span text:style-name="T8">DE FECHA 13-08-2014</text:span></text:p>
      <text:p text:style-name="P36"/>
      <text:p text:style-name="P29"><text:span text:style-name="T8">OBJETO: </text:span><text:span text:style-name="T9">ADQUISICIÓN DE PAQUETE DE PLAN VACAIONAL PARA HIJOS DE FUNCIONARIOS DE ESTE ÓRGANO DE CONTROL FISCAL, CORRESPONDIENTE AL PERIODO VACACION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HAMITOS SHOW S, C.A<text:line-break/>- Oferta "B": INVERSIONES VENEZUELA TRAVEL,C.A<text:line-break/>- Oferta "C": RECREACIONES INTEGRAL REYPAR,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HAMITOS SHOW S, C.A</text:span></text:p>
          </table:table-cell>
          <table:table-cell table:style-name="Tabla3.A3" office:value-type="string">
            <text:p text:style-name="P49">Oferta mas Economica<text:line-break/><text:line-break/>Monto oferta "A"</text:p>
          </table:table-cell>
          <table:table-cell table:style-name="Tabla3.A3" office:value-type="string">
            <text:p text:style-name="P49">270.144,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INVERSIONES VENEZUELA TRAVEL,C.A</text:span></text:p>
          </table:table-cell>
          <table:table-cell table:style-name="Tabla3.A3" office:value-type="string">
            <text:p text:style-name="P49">Oferta mas Economica<text:line-break/><text:line-break/>Monto oferta "B"</text:p>
          </table:table-cell>
          <table:table-cell table:style-name="Tabla3.A3" office:value-type="string">
            <text:p text:style-name="P49">270.144,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RECREACIONES INTEGRAL REYPAR,C.A</text:span></text:p>
          </table:table-cell>
          <table:table-cell table:style-name="Tabla3.A3" office:value-type="string">
            <text:p text:style-name="P49">Oferta mas Economica<text:line-break/><text:line-break/>Monto oferta "C"</text:p>
          </table:table-cell>
          <table:table-cell table:style-name="Tabla3.A3" office:value-type="string">
            <text:p text:style-name="P49">270.144,00<text:line-break/><text:line-break/><text:line-break/>270.144,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HAMITOS SHOW S,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INVERSIONES VENEZUELA TRAVEL,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RECREACIONES INTEGRAL REYPAR,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Que los recaudos exigidos para la calificación legal aún y cuando no tienen puntuación, fueron presentados a cabalidad. De la evaluación correspondiente a la capacidad técnica se obtuvo que RECREACIONES INTEGRAL REYPAR, C.A; tiene una capacidad técnica respaldada con dieciseis (16) años de experiencia en el ramo aún cuando esta registrada como empresa desde hace ocho (8) años, nómina fija promedio anual (número de trabajadores) de dos (2) aún cuando , tiene una calificación financiera estimada de contratación de categoría A, una capacidad financiera estimada de contratación de Bs. 1.486.899,05 y un nivel estimado de contratación X.</text:p>
      <text:p text:style-name="P32"/>
      <text:p text:style-name="P27"/>
      <text:p text:style-name="P12">RECOMENDACIÓN:</text:p>
      <text:p text:style-name="P17">1.- En atención al estudio y análisis legal, técnico y financiero realizado a la oferta presentada por la empresa antes señalada, y que existe disponibilidad presupuestaria y financiera, ésta Unidad Contratante determinó que la empresa RECREACIONES INTEGRAL REYPAR, C.A., califica como ganadora en el presente procedimiento de selección de contratistas, por el conocimiento como empresa en el ramo educativo-recreativo, contribuyendo así a una mejor calidad de vida, fortaleciendo en todo momento los valores recibidos en el hogar y la escuela, con un sentido humanista, social y ecológico, responsable, avalada con dieciseis (16) años de experiencia en el ramo recreacional, con excelente calidad de servicio fomentando y promocionando la recreación como medio para coadyuvar en el desarrollo integral del ser humano. Los aspectos antes indicados son la base que nos permite realizar la siguiente recomendación. <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49-2014 de Contratación Pública realizado bajo la modalidad de Consulta de Precio, para la ADQUISICIÓN DE PAQUETE DE PLAN VACACIONAL PARA HIJOS DE FUNCIONARIOS DE ÉSTE ÓRGANO DE CONTROL FISCAL, CORRESPONDIENTE AL PERIODO VACACIONAL 2014, a la empresa RECREACIONES INTEGRAL REYPAR, C.A., Rif J-31588982-2 por un monto de BOLÍVARES DOSCIENTOS SETENTA MÍL CIENTO CUARENTA Y CUATRO CON CERO CÉNTIMOS (Bs. 140.358,49), para que preste el servicio que se describe en el siguiente renglón: <text:line-break/><text:line-break/>RENGLON  DESCRIPCION                 UNIDAD DE MEDIDA   CANTIDAD<text:line-break/>       1          Paquete Plan Vacacional              Unidad                     37<text:line-break/><text:line-break/><text:line-break/><text:line-break/><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